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EC8E42EC2B04ECC.png" manifest:media-type="image/png"/>
  <manifest:file-entry manifest:full-path="Pictures/100002010000055600000300C738D0C66D1C5966.png" manifest:media-type="image/png"/>
  <manifest:file-entry manifest:full-path="Pictures/1000020100000556000003001E048080B0474DAA.png" manifest:media-type="image/png"/>
  <manifest:file-entry manifest:full-path="Pictures/10000201000005560000030014930AB010EEDDEA.png" manifest:media-type="image/png"/>
  <manifest:file-entry manifest:full-path="Pictures/1000020100000556000003003000AC03F3BC1B88.png" manifest:media-type="image/png"/>
  <manifest:file-entry manifest:full-path="Pictures/100002010000055600000300FD6CC8F1285E701D.png" manifest:media-type="image/png"/>
  <manifest:file-entry manifest:full-path="Pictures/100002010000055600000300164EA857BF215989.png" manifest:media-type="image/png"/>
  <manifest:file-entry manifest:full-path="Pictures/100002010000055600000300C1FC956318009BEE.png" manifest:media-type="image/png"/>
  <manifest:file-entry manifest:full-path="Pictures/100002010000055600000300EB5C2EF893601BCB.png" manifest:media-type="image/png"/>
  <manifest:file-entry manifest:full-path="Pictures/100002010000055600000300E8159BF22439F353.png" manifest:media-type="image/png"/>
  <manifest:file-entry manifest:full-path="Pictures/100002010000055600000300CC52FD7607DA0BA3.png" manifest:media-type="image/png"/>
  <manifest:file-entry manifest:full-path="Pictures/1000020100000556000003003E30FBF349423071.png" manifest:media-type="image/png"/>
  <manifest:file-entry manifest:full-path="Pictures/100002010000055600000300E656B2E034001D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551b6" officeooo:paragraph-rsid="002551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3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46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4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5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1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464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445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452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332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355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408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43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2" draw:name="Imagen1" text:anchor-type="char" svg:x="0cm" svg:y="1.478cm" svg:width="17cm" svg:height="8.414cm" draw:z-index="0"><draw:image xlink:href="Pictures/100002010000055600000300E656B2E034001DA0.png" xlink:type="simple" xlink:show="embed" xlink:actuate="onLoad" loext:mime-type="image/png"/></draw:frame></text:p>
      <text:p text:style-name="P1"/>
      <text:p text:style-name="Standard"/>
      <text:p text:style-name="Standard"/>
      <text:p text:style-name="Standard"><draw:frame draw:style-name="fr11" draw:name="Imagen2" text:anchor-type="char" svg:x="-0.037cm" svg:y="1.462cm" svg:width="17cm" svg:height="8.424cm" draw:z-index="1"><draw:image xlink:href="Pictures/1000020100000556000003003E30FBF3494230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0" draw:name="Imagen3" text:anchor-type="char" svg:x="0cm" svg:y="1.161cm" svg:width="17cm" svg:height="8.449cm" draw:z-index="2"><draw:image xlink:href="Pictures/100002010000055600000300EB5C2EF893601BC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9" draw:name="Imagen4" text:anchor-type="char" svg:x="0cm" svg:y="1.097cm" svg:width="17cm" svg:height="8.46cm" draw:z-index="3"><draw:image xlink:href="Pictures/100002010000055600000300CC52FD7607DA0BA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n5" text:anchor-type="char" svg:x="0cm" svg:y="1.154cm" svg:width="17cm" svg:height="8.403cm" draw:z-index="4"><draw:image xlink:href="Pictures/100002010000055600000300C1FC956318009BE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7" draw:name="Imagen6" text:anchor-type="char" svg:x="0cm" svg:y="1.485cm" svg:width="17cm" svg:height="8.407cm" draw:z-index="5"><draw:image xlink:href="Pictures/100002010000055600000300164EA857BF21598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3" text:anchor-type="char" svg:x="0cm" svg:y="1.147cm" svg:width="17cm" svg:height="8.41cm" draw:z-index="12"><draw:image xlink:href="Pictures/1000020100000556000003003000AC03F3BC1B8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n7" text:anchor-type="char" svg:x="0cm" svg:y="1.355cm" svg:width="17cm" svg:height="8.407cm" draw:z-index="6"><draw:image xlink:href="Pictures/100002010000055600000300E8159BF22439F35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6" draw:name="Imagen8" text:anchor-type="char" svg:x="0cm" svg:y="1.159cm" svg:width="17cm" svg:height="8.398cm" draw:z-index="7"><draw:image xlink:href="Pictures/1000020100000556000003001E048080B0474DA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4" draw:name="Imagen10" text:anchor-type="char" svg:x="0cm" svg:y="1.201cm" svg:width="17cm" svg:height="8.356cm" draw:z-index="9"><draw:image xlink:href="Pictures/10000201000005560000030014930AB010EEDDEA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5" draw:name="Imagen9" text:anchor-type="char" svg:x="0cm" svg:y="1.182cm" svg:width="17cm" svg:height="8.375cm" draw:z-index="8"><draw:image xlink:href="Pictures/100002010000055600000300C738D0C66D1C59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3" draw:name="Imagen11" text:anchor-type="char" svg:x="0cm" svg:y="1.196cm" svg:width="17cm" svg:height="8.361cm" draw:z-index="10"><draw:image xlink:href="Pictures/1000020100000556000003005EC8E42EC2B04EC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2" text:anchor-type="char" svg:x="0cm" svg:y="0.187cm" svg:width="17cm" svg:height="8.396cm" draw:z-index="11"><draw:image xlink:href="Pictures/100002010000055600000300FD6CC8F1285E70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0:08:02.095310825</meta:creation-date>
    <dc:date>2020-07-04T21:41:25.586668667</dc:date>
    <meta:editing-duration>PT2M1S</meta:editing-duration>
    <meta:editing-cycles>2</meta:editing-cycles>
    <meta:generator>LibreOffice/6.4.3.2$Linux_X86_64 LibreOffice_project/40$Build-2</meta:generator>
    <meta:document-statistic meta:table-count="0" meta:image-count="13" meta:object-count="0" meta:page-count="7" meta:paragraph-count="0" meta:word-count="0" meta:character-count="0" meta:non-whitespace-character-count="0"/>
  </office:meta>
</office:document-meta>
</file>